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0.00103401765227318" calcext:value-type="float">
            <text:p>0.001034017652273</text:p>
          </table:table-cell>
          <table:table-cell office:value-type="float" office:value="0.000697609386406839" calcext:value-type="float">
            <text:p>0.000697609386407</text:p>
          </table:table-cell>
          <table:table-cell office:value-type="float" office:value="0.000700151431374252" calcext:value-type="float">
            <text:p>0.000700151431374</text:p>
          </table:table-cell>
        </table:table-row>
        <table:table-row table:style-name="ro1">
          <table:table-cell office:value-type="float" office:value="0.000516980246175081" calcext:value-type="float">
            <text:p>0.000516980246175</text:p>
          </table:table-cell>
          <table:table-cell office:value-type="float" office:value="0.000426227343268693" calcext:value-type="float">
            <text:p>0.000426227343269</text:p>
          </table:table-cell>
          <table:table-cell office:value-type="float" office:value="0.000783934316132218" calcext:value-type="float">
            <text:p>0.000783934316132</text:p>
          </table:table-cell>
        </table:table-row>
        <table:table-row table:style-name="ro1">
          <table:table-cell office:value-type="float" office:value="0.00071536743780598" calcext:value-type="float">
            <text:p>0.000715367437806</text:p>
          </table:table-cell>
          <table:table-cell office:value-type="float" office:value="0.000464755692519247" calcext:value-type="float">
            <text:p>0.000464755692519</text:p>
          </table:table-cell>
          <table:table-cell office:value-type="float" office:value="0.000541215005796403" calcext:value-type="float">
            <text:p>0.000541215005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3720929703885" calcext:value-type="float">
            <text:p>0.483720929703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7170923248183" calcext:value-type="float">
            <text:p>0.015717092324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271916000591" calcext:value-type="float">
            <text:p>0.46271916000591</text:p>
          </table:table-cell>
          <table:table-cell office:value-type="float" office:value="0.282489517090803" calcext:value-type="float">
            <text:p>0.282489517090803</text:p>
          </table:table-cell>
          <table:table-cell office:value-type="float" office:value="0.463831377576979" calcext:value-type="float">
            <text:p>0.463831377576979</text:p>
          </table:table-cell>
        </table:table-row>
        <table:table-row table:style-name="ro1">
          <table:table-cell office:value-type="float" office:value="0.0955238826876684" calcext:value-type="float">
            <text:p>0.095523882687668</text:p>
          </table:table-cell>
          <table:table-cell office:value-type="float" office:value="0.121051183139434" calcext:value-type="float">
            <text:p>0.121051183139434</text:p>
          </table:table-cell>
          <table:table-cell office:value-type="float" office:value="0.0133971291946264" calcext:value-type="float">
            <text:p>0.013397129194626</text:p>
          </table:table-cell>
        </table:table-row>
        <table:table-row table:style-name="ro1">
          <table:table-cell office:value-type="float" office:value="0.17230355356017" calcext:value-type="float">
            <text:p>0.17230355356017</text:p>
          </table:table-cell>
          <table:table-cell office:value-type="float" office:value="0.73569091704375" calcext:value-type="float">
            <text:p>0.73569091704375</text:p>
          </table:table-cell>
          <table:table-cell office:value-type="float" office:value="0.554412570773973" calcext:value-type="float">
            <text:p>0.554412570773973</text:p>
          </table:table-cell>
        </table:table-row>
        <table:table-row table:style-name="ro1">
          <table:table-cell office:value-type="float" office:value="0.00133911555167288" calcext:value-type="float">
            <text:p>0.001339115551673</text:p>
          </table:table-cell>
          <table:table-cell office:value-type="float" office:value="0.000705707003362477" calcext:value-type="float">
            <text:p>0.000705707003362</text:p>
          </table:table-cell>
          <table:table-cell office:value-type="float" office:value="0.000752839143387973" calcext:value-type="float">
            <text:p>0.000752839143388</text:p>
          </table:table-cell>
        </table:table-row>
        <table:table-row table:style-name="ro1">
          <table:table-cell office:value-type="float" office:value="0.000854377809446305" calcext:value-type="float">
            <text:p>0.000854377809446</text:p>
          </table:table-cell>
          <table:table-cell office:value-type="float" office:value="0.000633140443824232" calcext:value-type="float">
            <text:p>0.000633140443824</text:p>
          </table:table-cell>
          <table:table-cell office:value-type="float" office:value="0.00036067413748242" calcext:value-type="float">
            <text:p>0.000360674137482</text:p>
          </table:table-cell>
        </table:table-row>
        <table:table-row table:style-name="ro1">
          <table:table-cell office:value-type="float" office:value="0.00051974126836285" calcext:value-type="float">
            <text:p>0.000519741268363</text:p>
          </table:table-cell>
          <table:table-cell office:value-type="float" office:value="0.00080658623483032" calcext:value-type="float">
            <text:p>0.00080658623483</text:p>
          </table:table-cell>
          <table:table-cell office:value-type="float" office:value="0.000391257432056591" calcext:value-type="float">
            <text:p>0.00039125743205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0152186780115" calcext:value-type="float">
            <text:p>0.210152186780115</text:p>
          </table:table-cell>
          <table:table-cell office:value-type="float" office:value="0.493141224839625" calcext:value-type="float">
            <text:p>0.493141224839625</text:p>
          </table:table-cell>
          <table:table-cell office:value-type="float" office:value="0.0381706881891325" calcext:value-type="float">
            <text:p>0.038170688189133</text:p>
          </table:table-cell>
        </table:table-row>
        <table:table-row table:style-name="ro1">
          <table:table-cell office:value-type="float" office:value="0.207691644731262" calcext:value-type="float">
            <text:p>0.207691644731262</text:p>
          </table:table-cell>
          <table:table-cell office:value-type="float" office:value="0.17232605351091" calcext:value-type="float">
            <text:p>0.1723260535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7487311295734" calcext:value-type="float">
            <text:p>0.767487311295734</text:p>
          </table:table-cell>
          <table:table-cell office:value-type="float" office:value="0.679266174693236" calcext:value-type="float">
            <text:p>0.679266174693236</text:p>
          </table:table-cell>
          <table:table-cell office:value-type="float" office:value="0.765944132712185" calcext:value-type="float">
            <text:p>0.765944132712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7T10:33:52.464225059</meta:creation-date>
    <meta:generator>LibreOffice/6.0.7.3$Linux_X86_64 LibreOffice_project/00m0$Build-3</meta:generator>
    <dc:date>2023-09-27T10:46:33.338555906</dc:date>
    <meta:editing-duration>PT12M40S</meta:editing-duration>
    <meta:editing-cycles>2</meta:editing-cycles>
    <meta:document-statistic meta:table-count="1" meta:cell-count="57" meta:object-count="0"/>
  </office:meta>
</office:document-meta>
</file>